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8f81" officeooo:paragraph-rsid="001e8f81"/>
    </style:style>
    <style:style style:name="P2" style:family="paragraph" style:parent-style-name="Standard">
      <style:text-properties officeooo:rsid="001fae88" officeooo:paragraph-rsid="001fae88"/>
    </style:style>
    <style:style style:name="P3" style:family="paragraph" style:parent-style-name="Standard">
      <style:text-properties officeooo:rsid="00236463" officeooo:paragraph-rsid="00236463"/>
    </style:style>
    <style:style style:name="T1" style:family="text">
      <style:text-properties officeooo:rsid="001fae88"/>
    </style:style>
    <style:style style:name="T2" style:family="text">
      <style:text-properties officeooo:rsid="0021920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19207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3646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3646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3646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ús Manuel Torres Blanco:</text:p>
      <text:p text:style-name="P1"/>
      <text:p text:style-name="P1">Motivo:</text:p>
      <text:p text:style-name="P1"><text:tab/>Seleccioné PrintArea ya que me ha sido más sencillo encontrar información y ejemplos sobre este plugin.</text:p>
      <text:p text:style-name="P1"/>
      <text:p text:style-name="P1">Documentación:</text:p>
      <text:p text:style-name="P1"><text:tab/>Página de descarga del plugin: <text:a xlink:type="simple" xlink:href="http://www.jqueryscript.net/other/Print-Specified-Area-Of-A-Page-PrintArea.html" text:style-name="Internet_20_link" text:visited-style-name="Visited_20_Internet_20_Link">http://www.jqueryscript.net/other/Print-Specified-Area-Of-A-Page-PrintArea.html</text:a></text:p>
      <text:p text:style-name="P1"/>
      <text:p text:style-name="P1"><text:tab/>Pagina de ejemplo del plugin: <text:a xlink:type="simple" xlink:href="http://www.jqueryscript.net/demo/Print-Specified-Area-Of-A-Page-PrintArea/demo/" text:style-name="Internet_20_link" text:visited-style-name="Visited_20_Internet_20_Link">http://www.jqueryscript.net/demo/Print-Specified-Area-Of-A-Page-PrintArea/demo/</text:a></text:p>
      <text:p text:style-name="P1"><text:tab/></text:p>
      <text:p text:style-name="P1"><text:tab/>Se añade también la página demo adjunto al proyecto. <text:span text:style-name="T1">En esta demo añade documentación que explica cada una de las opciones de PrintArea.</text:span></text:p>
      <text:p text:style-name="P1"/>
      <text:p text:style-name="P2">Las opciones a usar son:</text:p>
      <text:p text:style-name="P2"><text:tab/><text:span text:style-name="T5">mode</text:span>: Muestra al usuario una imagen previa del impreso <text:span text:style-name="T2">(popup)</text:span> o muestra directamente las opciones de impresión <text:span text:style-name="T2">(</text:span><text:span text:style-name="T4">iframe</text:span><text:span text:style-name="T2">)</text:span>.</text:p>
      <text:p text:style-name="P2"><text:tab/><text:span text:style-name="T6">ExtraCss:</text:span><text:span text:style-name="T12"> Añade el <text:s/>archivo de estilos. (Ruta al archivo .css)</text:span></text:p>
      <text:p text:style-name="P2"><text:span text:style-name="T12"/></text:p>
      <text:p text:style-name="P3"><text:span text:style-name="T11">Fragmento de código:</text:span></text:p>
      <text:p text:style-name="P3"><text:span text:style-name="T11"><text:tab/><text:line-break/> * <text:s text:c="5"/>Print Button: &lt;div id="print_button"&gt;Print&lt;/div&gt;<text:line-break/> * <text:s text:c="5"/>Print Area <text:s/>: &lt;div class="PrintArea" id="MyId" class="MyClass"&gt; ... html ... &lt;/div&gt;<text:line-break/> * <text:s text:c="5"/>Javascript <text:s/>: &lt;script&gt;<text:line-break/> * <text:s text:c="22"/>$("div#print_button").click(function(){<text:line-break/> * <text:s text:c="26"/>$("div.PrintArea").printArea( [OPTIONS] );<text:line-break/> * <text:s text:c="22"/>});<text:line-break/> * <text:s text:c="20"/>&lt;/script&gt;<text:line-break/> * <text:s/>Las opciones son pasadas como json (ejemplo: {mode: "popup", popClose: false}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1:40:14.478000000</meta:creation-date>
    <dc:date>2017-01-24T22:05:34.573000000</dc:date>
    <meta:editing-duration>PT14M19S</meta:editing-duration>
    <meta:editing-cycles>3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13" meta:word-count="136" meta:character-count="1203" meta:non-whitespace-character-count="953"/>
  </office:meta>
</office:document-meta>
</file>